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AA000001069508E87C.png" manifest:media-type=""/>
  <manifest:file-entry manifest:full-path="Pictures/100002000000018D000001515716E0BF.gi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fo:font-weight="bold" officeooo:paragraph-rsid="001521e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officeooo:rsid="001521e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background-color="#ffffff" style:background-transparency="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y="0.0008in" svg:width="4.55in" style:rel-width="65%" svg:height="3.8618in" style:rel-height="scale-min" draw:z-index="1"><draw:text-box><text:p text:style-name="Illustration"><draw:frame draw:style-name="fr2" draw:name="graphics1" text:anchor-type="paragraph" svg:x="0.0016in" svg:y="0.0008in" svg:width="4.55in" style:rel-width="100%" svg:height="3.8618in" style:rel-height="scale" draw:z-index="2"><draw:image xlink:href="Pictures/100002000000018D000001515716E0BF.gif" xlink:type="simple" xlink:show="embed" xlink:actuate="onLoad"/></draw:frame>Illustration <text:sequence text:ref-name="refIllustration0" text:name="Illustration" text:formula="ooow:Illustration+1" style:num-format="1">1</text:sequence>: Five Step Lean Development Process</text:p></draw:text-box></draw:frame><draw:frame draw:style-name="fr3" draw:name="graphics2" text:anchor-type="as-char" svg:width="4.4366in" svg:height="2.7319in" draw:z-index="0"><draw:image xlink:href="Pictures/10000201000001AA000001069508E8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paragraph-rsid="001521e1" style:font-size-asian="15pt" style:font-weight-asian="bold" style:font-size-complex="15pt" style:font-weight-complex="bold"/>
    </style:style>
    <style:style style:name="MT1" style:family="text">
      <style:text-properties officeooo:rsid="001521e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llustration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7:28:01</meta:creation-date>
    <meta:generator>LibreOffice/3.6$Linux_x86 LibreOffice_project/360m1$Build-2</meta:generator>
    <dc:date>2013-02-24T17:30:17</dc:date>
    <meta:editing-duration>PT33S</meta:editing-duration>
    <meta:editing-cycles>2</meta:editing-cycles>
    <meta:document-statistic meta:table-count="0" meta:image-count="2" meta:object-count="0" meta:page-count="1" meta:paragraph-count="3" meta:word-count="8" meta:character-count="64" meta:non-whitespace-character-count="57"/>
  </office:meta>
</office:document-meta>
</file>